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951" officeooo:paragraph-rsid="0013e951"/>
    </style:style>
    <style:style style:name="P2" style:family="paragraph" style:parent-style-name="Standard">
      <style:text-properties officeooo:rsid="00151e26" officeooo:paragraph-rsid="00151e26"/>
    </style:style>
    <style:style style:name="P3" style:family="paragraph" style:parent-style-name="Standard">
      <style:text-properties officeooo:rsid="00160580" officeooo:paragraph-rsid="00160580"/>
    </style:style>
    <style:style style:name="P4" style:family="paragraph" style:parent-style-name="Standard">
      <style:text-properties officeooo:rsid="00178628" officeooo:paragraph-rsid="00178628"/>
    </style:style>
    <style:style style:name="P5" style:family="paragraph" style:parent-style-name="Standard">
      <style:text-properties officeooo:rsid="0017d05e" officeooo:paragraph-rsid="0017d05e"/>
    </style:style>
    <style:style style:name="P6" style:family="paragraph" style:parent-style-name="Standard">
      <style:text-properties officeooo:rsid="0019c616" officeooo:paragraph-rsid="0019c616"/>
    </style:style>
    <style:style style:name="P7" style:family="paragraph" style:parent-style-name="Standard">
      <style:text-properties officeooo:rsid="001a3e93" officeooo:paragraph-rsid="001a3e93"/>
    </style:style>
    <style:style style:name="P8" style:family="paragraph" style:parent-style-name="Standard">
      <style:text-properties officeooo:rsid="001b971a" officeooo:paragraph-rsid="001b971a"/>
    </style:style>
    <style:style style:name="P9" style:family="paragraph" style:parent-style-name="Standard">
      <style:text-properties officeooo:rsid="001c9e6e" officeooo:paragraph-rsid="001c9e6e"/>
    </style:style>
    <style:style style:name="P10" style:family="paragraph" style:parent-style-name="Standard">
      <style:text-properties officeooo:rsid="0013e951" officeooo:paragraph-rsid="0013e951"/>
    </style:style>
    <style:style style:name="P11" style:family="paragraph" style:parent-style-name="Standard">
      <style:text-properties officeooo:rsid="001cd20f" officeooo:paragraph-rsid="001cd20f"/>
    </style:style>
    <style:style style:name="T1" style:family="text">
      <style:text-properties officeooo:rsid="001a3e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 SOON JIN</text:p>
      <text:p text:style-name="P1">A011213E </text:p>
      <text:p text:style-name="P1">Tutorial 4 </text:p>
      <text:p text:style-name="P9"/>
      <text:p text:style-name="P8">Q2</text:p>
      <text:p text:style-name="P8"/>
      <text:p text:style-name="P8">a) Fagaras → Sibiu → Rimina Vilcea → Craiova </text:p>
      <text:p text:style-name="P4"/>
      <text:p text:style-name="P4">Q3</text:p>
      <text:p text:style-name="P4"/>
      <text:p text:style-name="P4"><text:span text:style-name="T1">a)</text:span>if h(n) is not admissible then h(n) &gt; k(n) where k(n) is true shortest path to goal </text:p>
      <text:p text:style-name="P4"/>
      <text:p text:style-name="P5">Proof by contradiction </text:p>
      <text:p text:style-name="P5"/>
      <text:p text:style-name="P5">1. Assuming h(n) &gt; k(n)</text:p>
      <text:p text:style-name="P5">2. Take that C(n,G) = c where C(G) is the cost to goal state from state n</text:p>
      <text:p text:style-name="P6">3. h(n) &gt; C(n,G)</text:p>
      <text:p text:style-name="P6">4. However, if h(n) is consistent then:</text:p>
      <text:p text:style-name="P6"/>
      <text:p text:style-name="P6">h(n) &lt;= C(G) + h(G) where h(G) = 0</text:p>
      <text:p text:style-name="P6"/>
      <text:p text:style-name="P6">5. Reaches a contradiction, therefore h(n) is admissible</text:p>
      <text:p text:style-name="P6"/>
      <text:p text:style-name="P7">b) Take 8-tile puzzle for example, instead summing number of squares away of every tile but you randomly choose Manhattan distance of only a few tiles. It will still be admissible not inconsistent </text:p>
      <text:p text:style-name="P7"/>
      <text:p text:style-name="P7">c) proven in a) </text:p>
      <text:p text:style-name="P6"/>
      <text:p text:style-name="P2"/>
      <text:p text:style-name="P2">Q4</text:p>
      <text:p text:style-name="P2"/>
      <text:p text:style-name="P2">a) No. Get stuck in the state:</text:p>
      <text:p text:style-name="P2"/>
      <text:p text:style-name="P2">1 2 8 </text:p>
      <text:p text:style-name="P2">4 <text:s text:c="3"/>3</text:p>
      <text:p text:style-name="P2">7 6 5 </text:p>
      <text:p text:style-name="P2"/>
      <text:p text:style-name="P2">b) </text:p>
      <text:p text:style-name="P2"/>
      <text:p text:style-name="P3">Actions</text:p>
      <text:p text:style-name="P3"/>
      <text:p text:style-name="P3">* 2 8<text:tab/><text:tab/>2 8 *<text:tab/> 2 8 3 <text:tab/> 2 8 3 <text:tab/> <text:s/>2 8 3 <text:tab/> 2 8 3 <text:tab/> * 8 3 <text:tab/> <text:s/>8 * 3<text:tab/> <text:s/>8 1 3 <text:tab/> <text:s/>8 1 3<text:tab/> <text:s/>* 1 3</text:p>
      <text:p text:style-name="P3">1 4 3 <text:tab/>→ <text:s text:c="2"/>1 4 3 <text:s/>→ 1 4 * → 1 * 4 <text:s/>→ * 1 4 →* 1 4 → 2 1 4 <text:s/>→ 2 1 4 <text:s/>→2 * 4 <text:s/>→* 2 4 <text:s/>→8 2 4 </text:p>
      <text:p text:style-name="P3">7 6 5 <text:tab/><text:tab/>7 6 5 <text:tab/> 7 6 5 <text:tab/> 7 6 5<text:tab/> <text:s/>7 6 5<text:tab/> 7 6 5 <text:tab/> 7 6 5 <text:tab/> <text:s/>7 6 5 <text:tab/> <text:s/>7 6 5 <text:tab/> <text:s/>7 6 5 <text:tab/> <text:s/>7 6 5 </text:p>
      <text:p text:style-name="P3"/>
      <text:p text:style-name="P3">1 * 3<text:tab/> 1 2 3</text:p>
      <text:p text:style-name="P3">8 2 4 <text:s/>→ 8 * 4 </text:p>
      <text:p text:style-name="P3">7 6 5<text:tab/> 7 6 5 </text:p>
      <text:p text:style-name="P1"/>
      <text:p text:style-name="P1">Q5</text:p>
      <text:p text:style-name="P1"/>
      <text:p text:style-name="P1">h(B) = 1 <text:tab/>h(A) = 5 </text:p>
      <text:p text:style-name="P1"><text:soft-page-break/></text:p>
      <text:p text:style-name="P1">Therefore, node B will be expanded first since f(n) = 5 &lt; f(n) = 7 </text:p>
      <text:p text:style-name="P1"/>
      <text:p text:style-name="P11">h(A) = 5 is admissible since &lt;= actual shortest path 5 </text:p>
      <text:p text:style-name="P11">h(B) = 1 is admissible since &lt;= actual shortest path 4 </text:p>
      <text:p text:style-name="P11"/>
      <text:p text:style-name="P1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8:39:19.816525046</meta:creation-date>
    <dc:date>2015-02-13T10:29:03.600320591</dc:date>
    <meta:editing-duration>PT42M41S</meta:editing-duration>
    <meta:editing-cycles>9</meta:editing-cycles>
    <meta:generator>LibreOffice/4.2.6.3$Linux_X86_64 LibreOffice_project/420m0$Build-3</meta:generator>
    <meta:document-statistic meta:table-count="0" meta:image-count="0" meta:object-count="0" meta:page-count="2" meta:paragraph-count="34" meta:word-count="310" meta:character-count="1208" meta:non-whitespace-character-count="854"/>
  </office:meta>
</office:document-meta>
</file>